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6.5cm" table:align="center" style:writing-mode="lr-tb"/>
    </style:style>
    <style:style style:name="Tableau1.A" style:family="table-column">
      <style:table-column-properties style:column-width="2.166cm"/>
    </style:style>
    <style:style style:name="Tableau1.C" style:family="table-column">
      <style:table-column-properties style:column-width="2.168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C1" style:family="table-cell">
      <style:table-cell-properties fo:padding="0.097cm" fo:border="1pt solid #000000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fo:language="fr" fo:country="FR" fo:font-style="normal" officeooo:rsid="00212c5b" officeooo:paragraph-rsid="00695d11" style:font-style-asian="normal" style:font-style-complex="normal"/>
    </style:style>
    <style:style style:name="P2" style:family="paragraph" style:parent-style-name="Standard">
      <style:text-properties fo:language="fr" fo:country="FR" fo:font-style="normal" officeooo:rsid="00212c5b" officeooo:paragraph-rsid="006ce0b2" style:font-style-asian="normal" style:font-style-complex="normal"/>
    </style:style>
    <style:style style:name="P3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695d11" style:font-style-asian="normal" style:font-style-complex="normal"/>
    </style:style>
    <style:style style:name="P4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6e27fb" style:font-style-asian="normal" style:font-style-complex="normal"/>
    </style:style>
    <style:style style:name="P5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783fdd" style:font-style-asian="normal" style:font-style-complex="normal"/>
    </style:style>
    <style:style style:name="P6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787c8b" style:font-style-asian="normal" style:font-style-complex="normal"/>
    </style:style>
    <style:style style:name="P7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84f3c8" style:font-style-asian="normal" style:font-style-complex="normal"/>
    </style:style>
    <style:style style:name="P8" style:family="paragraph" style:parent-style-name="Standard">
      <style:text-properties fo:language="fr" fo:country="FR" fo:font-style="normal" officeooo:rsid="00212c5b" officeooo:paragraph-rsid="00427afb" style:font-style-asian="normal" style:font-style-complex="normal"/>
    </style:style>
    <style:style style:name="P9" style:family="paragraph" style:parent-style-name="Standard">
      <style:text-properties fo:language="fr" fo:country="FR" fo:font-style="normal" officeooo:rsid="00674236" officeooo:paragraph-rsid="0068501a" style:font-style-asian="normal" style:font-style-complex="normal"/>
    </style:style>
    <style:style style:name="P10" style:family="paragraph" style:parent-style-name="Standard">
      <style:paragraph-properties fo:margin-left="0.499cm" fo:margin-right="0cm" fo:margin-top="0cm" fo:margin-bottom="0cm" style:contextual-spacing="false" fo:text-indent="-0.499cm" style:auto-text-indent="false">
        <style:tab-stops/>
      </style:paragraph-properties>
      <style:text-properties fo:language="fr" fo:country="FR" fo:font-style="normal" officeooo:rsid="00674236" officeooo:paragraph-rsid="0084f3c8" style:font-style-asian="normal" style:font-style-complex="normal"/>
    </style:style>
    <style:style style:name="P11" style:family="paragraph" style:parent-style-name="Standard">
      <style:text-properties fo:language="fr" fo:country="FR" fo:font-style="normal" officeooo:rsid="00735c2a" officeooo:paragraph-rsid="00735c2a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language="fr" fo:country="FR" fo:font-style="normal" officeooo:rsid="00735c2a" officeooo:paragraph-rsid="007c9e76" style:font-style-asian="normal" style:font-style-complex="normal"/>
    </style:style>
    <style:style style:name="P13" style:family="paragraph" style:parent-style-name="Standard">
      <style:text-properties fo:language="fr" fo:country="FR" fo:font-style="normal" officeooo:rsid="00372c6e" officeooo:paragraph-rsid="00787c8b" style:font-style-asian="normal" style:font-style-complex="normal"/>
    </style:style>
    <style:style style:name="P14" style:family="paragraph" style:parent-style-name="Standard">
      <style:text-properties fo:language="fr" fo:country="FR" fo:font-style="normal" officeooo:rsid="0049ce36" officeooo:paragraph-rsid="0049ce36" style:font-style-asian="normal" style:font-style-complex="normal"/>
    </style:style>
    <style:style style:name="P15" style:family="paragraph" style:parent-style-name="Standard">
      <style:text-properties fo:language="fr" fo:country="FR" officeooo:rsid="00427afb" officeooo:paragraph-rsid="00741816"/>
    </style:style>
    <style:style style:name="P16" style:family="paragraph" style:parent-style-name="Standard">
      <style:paragraph-properties fo:orphans="0" fo:widows="0"/>
      <style:text-properties fo:font-size="10pt" fo:language="fr" fo:country="FR" style:font-size-asian="10pt" style:font-size-complex="10pt"/>
    </style:style>
    <style:style style:name="P17" style:family="paragraph" style:parent-style-name="Standard">
      <style:paragraph-properties fo:orphans="0" fo:widows="0"/>
      <style:text-properties fo:font-size="10pt" fo:language="fr" fo:country="FR" officeooo:rsid="0068e43b" officeooo:paragraph-rsid="0068e43b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officeooo:rsid="00674236" officeooo:paragraph-rsid="00674236"/>
    </style:style>
    <style:style style:name="P19" style:family="paragraph" style:parent-style-name="Exos" style:list-style-name="Exos">
      <style:text-properties officeooo:paragraph-rsid="007c9e76"/>
    </style:style>
    <style:style style:name="P20" style:family="paragraph" style:parent-style-name="Exos" style:list-style-name="Exos">
      <style:text-properties officeooo:paragraph-rsid="00799eac"/>
    </style:style>
    <style:style style:name="P21" style:family="paragraph" style:parent-style-name="Exos" style:list-style-name="Exos">
      <style:text-properties officeooo:paragraph-rsid="007b52d8"/>
    </style:style>
    <style:style style:name="P22" style:family="paragraph" style:parent-style-name="Exos" style:list-style-name="Exos">
      <style:paragraph-properties fo:margin-left="0.499cm" fo:margin-right="0cm" fo:text-indent="-0.499cm" style:auto-text-indent="false" fo:padding="0cm" fo:border-left="none" fo:border-right="none" fo:border-top="0.99pt solid #000000" fo:border-bottom="none">
        <style:tab-stops/>
      </style:paragraph-properties>
      <style:text-properties fo:language="fr" fo:country="FR" fo:font-style="normal" officeooo:rsid="00674236" officeooo:paragraph-rsid="00674236" style:font-style-asian="normal" style:font-style-complex="normal"/>
    </style:style>
    <style:style style:name="P23" style:family="paragraph" style:parent-style-name="Exos" style:list-style-name="Exos">
      <style:text-properties fo:language="fr" fo:country="FR" fo:font-style="normal" officeooo:rsid="00674236" officeooo:paragraph-rsid="00787c8b" style:font-style-asian="normal" style:font-style-complex="normal"/>
    </style:style>
    <style:style style:name="P24" style:family="paragraph" style:parent-style-name="Exos" style:list-style-name="Exos">
      <style:text-properties fo:language="fr" fo:country="FR" fo:font-style="normal" officeooo:rsid="006e27fb" officeooo:paragraph-rsid="006e27fb" style:font-style-asian="normal" style:font-style-complex="normal"/>
    </style:style>
    <style:style style:name="P25" style:family="paragraph" style:parent-style-name="Exos" style:list-style-name="Exos">
      <style:text-properties fo:language="fr" fo:country="FR" fo:font-style="normal" officeooo:rsid="00695d11" officeooo:paragraph-rsid="0080fa3a" style:font-style-asian="normal" style:font-style-complex="normal"/>
    </style:style>
    <style:style style:name="P26" style:family="paragraph" style:parent-style-name="Exos" style:list-style-name="Exos">
      <style:text-properties fo:language="fr" fo:country="FR" fo:font-style="normal" officeooo:rsid="00695d11" officeooo:paragraph-rsid="0084f3c8" style:font-style-asian="normal" style:font-style-complex="normal"/>
    </style:style>
    <style:style style:name="P27" style:family="paragraph" style:parent-style-name="Exos" style:list-style-name="Exos">
      <style:text-properties fo:language="fr" fo:country="FR" fo:font-style="normal" officeooo:rsid="006ce0b2" officeooo:paragraph-rsid="0081aed6" style:font-style-asian="normal" style:font-style-complex="normal"/>
    </style:style>
    <style:style style:name="P28" style:family="paragraph" style:parent-style-name="Exos" style:list-style-name="Exos">
      <style:text-properties fo:language="fr" fo:country="FR" fo:font-style="normal" officeooo:rsid="006ce0b2" officeooo:paragraph-rsid="0087c20f" style:font-style-asian="normal" style:font-style-complex="normal"/>
    </style:style>
    <style:style style:name="P29" style:family="paragraph" style:parent-style-name="Exos" style:list-style-name="Exos">
      <style:paragraph-properties fo:break-before="column"/>
      <style:text-properties fo:language="fr" fo:country="FR" fo:font-style="normal" officeooo:rsid="007297f2" officeooo:paragraph-rsid="0087c20f" style:font-style-asian="normal" style:font-style-complex="normal"/>
    </style:style>
    <style:style style:name="P30" style:family="paragraph" style:parent-style-name="Exos" style:list-style-name="Exos">
      <style:text-properties fo:language="fr" fo:country="FR" fo:font-style="normal" officeooo:rsid="00735c2a" officeooo:paragraph-rsid="00797f24" style:font-style-asian="normal" style:font-style-complex="normal"/>
    </style:style>
    <style:style style:name="P31" style:family="paragraph" style:parent-style-name="Exos" style:list-style-name="Exos">
      <style:text-properties fo:language="fr" fo:country="FR"/>
    </style:style>
    <style:style style:name="P32" style:family="paragraph" style:parent-style-name="Exos" style:list-style-name="Exos">
      <style:text-properties fo:language="fr" fo:country="FR" officeooo:rsid="006b2b4d"/>
    </style:style>
    <style:style style:name="P33" style:family="paragraph" style:parent-style-name="Exos" style:list-style-name="Exos">
      <style:text-properties fo:language="fr" fo:country="FR" officeooo:rsid="00674236" officeooo:paragraph-rsid="00695d11"/>
    </style:style>
    <style:style style:name="P34" style:family="paragraph" style:parent-style-name="Exos" style:list-style-name="Exos">
      <style:text-properties fo:language="fr" fo:country="FR" officeooo:rsid="00674236" officeooo:paragraph-rsid="0084f3c8"/>
    </style:style>
    <style:style style:name="P35" style:family="paragraph" style:parent-style-name="Exos" style:list-style-name="Exos">
      <style:text-properties fo:language="fr" fo:country="FR" officeooo:rsid="00674236" officeooo:paragraph-rsid="0080fa3a"/>
    </style:style>
    <style:style style:name="P36" style:family="paragraph" style:parent-style-name="Exos" style:list-style-name="Exos">
      <style:text-properties fo:language="fr" fo:country="FR" officeooo:rsid="00674236" officeooo:paragraph-rsid="0077ae82"/>
    </style:style>
    <style:style style:name="P37" style:family="paragraph" style:parent-style-name="Exos" style:list-style-name="Exos">
      <style:text-properties fo:language="fr" fo:country="FR" officeooo:rsid="00695d11" officeooo:paragraph-rsid="0084f3c8"/>
    </style:style>
    <style:style style:name="P38" style:family="paragraph" style:parent-style-name="Exos" style:list-style-name="Exos">
      <style:text-properties officeooo:rsid="0068e43b" officeooo:paragraph-rsid="0068e43b"/>
    </style:style>
    <style:style style:name="P39" style:family="paragraph" style:parent-style-name="Exos" style:list-style-name="Exos">
      <style:text-properties officeooo:rsid="0068e43b" officeooo:paragraph-rsid="0077ae82"/>
    </style:style>
    <style:style style:name="P40" style:family="paragraph" style:parent-style-name="Exos" style:list-style-name="Exos">
      <style:text-properties officeooo:rsid="0077ae82" officeooo:paragraph-rsid="0080fa3a"/>
    </style:style>
    <style:style style:name="P41" style:family="paragraph" style:parent-style-name="Exos" style:list-style-name="Exos">
      <style:text-properties officeooo:rsid="0077ae82" officeooo:paragraph-rsid="0087c20f"/>
    </style:style>
    <style:style style:name="P42" style:family="paragraph" style:parent-style-name="Exos" style:list-style-name="Exos">
      <style:text-properties officeooo:rsid="006e27fb" officeooo:paragraph-rsid="0077ae82"/>
    </style:style>
    <style:style style:name="P43" style:family="paragraph" style:parent-style-name="Exos" style:list-style-name="Exos">
      <style:text-properties officeooo:rsid="007082de" officeooo:paragraph-rsid="00783fdd"/>
    </style:style>
    <style:style style:name="P44" style:family="paragraph" style:parent-style-name="Exos">
      <style:text-properties officeooo:paragraph-rsid="007c9e76"/>
    </style:style>
    <style:style style:name="P45" style:family="paragraph" style:parent-style-name="Exos" style:list-style-name="Exos">
      <style:text-properties officeooo:rsid="00741816" officeooo:paragraph-rsid="00741816"/>
    </style:style>
    <style:style style:name="P46" style:family="paragraph" style:parent-style-name="Heading_20_1" style:master-page-name="Standard">
      <style:paragraph-properties style:page-number="auto" fo:padding-left="0cm" fo:padding-right="0cm" fo:padding-top="0cm" fo:padding-bottom="0.035cm" fo:border="none">
        <style:tab-stops>
          <style:tab-stop style:position="27.7cm" style:type="right"/>
        </style:tab-stops>
      </style:paragraph-properties>
    </style:style>
    <style:style style:name="P47" style:family="paragraph" style:parent-style-name="Standard" style:list-style-name="Exos">
      <style:text-properties fo:language="fr" fo:country="FR" fo:font-style="normal" officeooo:rsid="006e27fb" officeooo:paragraph-rsid="006e27fb" style:font-style-asian="normal" style:font-style-complex="normal"/>
    </style:style>
    <style:style style:name="P48" style:family="paragraph" style:parent-style-name="Standard" style:list-style-name="Exos">
      <style:text-properties fo:language="fr" fo:country="FR" fo:font-style="normal" officeooo:rsid="006e27fb" officeooo:paragraph-rsid="0077ae82" style:font-style-asian="normal" style:font-style-complex="normal"/>
    </style:style>
    <style:style style:name="P49" style:family="paragraph" style:parent-style-name="Standard" style:list-style-name="Exos">
      <style:text-properties fo:language="fr" fo:country="FR" fo:font-style="normal" officeooo:rsid="006e27fb" officeooo:paragraph-rsid="008891cb" style:font-style-asian="normal" style:font-style-complex="normal"/>
    </style:style>
    <style:style style:name="P50" style:family="paragraph" style:parent-style-name="Standard" style:list-style-name="Exos">
      <style:text-properties fo:language="fr" fo:country="FR" fo:font-style="normal" officeooo:rsid="007082de" officeooo:paragraph-rsid="00787c8b" style:font-style-asian="normal" style:font-style-complex="normal"/>
    </style:style>
    <style:style style:name="P51" style:family="paragraph" style:parent-style-name="Standard" style:list-style-name="Exos">
      <style:text-properties fo:language="fr" fo:country="FR" fo:font-style="normal" officeooo:rsid="007082de" officeooo:paragraph-rsid="007082de" style:font-style-asian="normal" style:font-style-complex="normal"/>
    </style:style>
    <style:style style:name="P52" style:family="paragraph" style:parent-style-name="Standard" style:list-style-name="Exos">
      <style:text-properties fo:language="fr" fo:country="FR" fo:font-style="normal" officeooo:rsid="007082de" officeooo:paragraph-rsid="0087c20f" style:font-style-asian="normal" style:font-style-complex="normal"/>
    </style:style>
    <style:style style:name="P53" style:family="paragraph" style:parent-style-name="Standard" style:list-style-name="Exos">
      <style:text-properties fo:language="fr" fo:country="FR" fo:font-style="normal" officeooo:rsid="006e952c" officeooo:paragraph-rsid="0087c20f" style:font-style-asian="normal" style:font-style-complex="normal"/>
    </style:style>
    <style:style style:name="P54" style:family="paragraph" style:parent-style-name="Standard" style:list-style-name="Exos">
      <style:text-properties fo:language="fr" fo:country="FR" fo:font-style="normal" officeooo:rsid="00735c2a" officeooo:paragraph-rsid="00735c2a" style:font-style-asian="normal" style:font-style-complex="normal"/>
    </style:style>
    <style:style style:name="P55" style:family="paragraph" style:parent-style-name="Standard" style:list-style-name="Exos">
      <style:text-properties fo:language="fr" fo:country="FR" fo:font-style="normal" officeooo:rsid="00797f24" officeooo:paragraph-rsid="00797f24" style:font-style-asian="normal" style:font-style-complex="normal"/>
    </style:style>
    <style:style style:name="P56" style:family="paragraph" style:parent-style-name="Standard" style:list-style-name="Exos">
      <style:text-properties fo:language="fr" fo:country="FR" fo:font-style="normal" officeooo:rsid="00741816" officeooo:paragraph-rsid="00799eac" style:font-style-asian="normal" style:font-style-complex="normal"/>
    </style:style>
    <style:style style:name="P57" style:family="paragraph" style:parent-style-name="Standard" style:list-style-name="Exos">
      <style:text-properties fo:language="fr" fo:country="FR" fo:font-style="normal" officeooo:rsid="00741816" officeooo:paragraph-rsid="00741816" style:font-style-asian="normal" style:font-style-complex="normal"/>
    </style:style>
    <style:style style:name="P58" style:family="paragraph" style:parent-style-name="Standard" style:list-style-name="Exos">
      <style:text-properties fo:language="fr" fo:country="FR" officeooo:rsid="006c36f3" officeooo:paragraph-rsid="006c36f3"/>
    </style:style>
    <style:style style:name="P59" style:family="paragraph" style:parent-style-name="Standard" style:list-style-name="Exos">
      <style:text-properties fo:language="fr" fo:country="FR" officeooo:rsid="006b2b4d" officeooo:paragraph-rsid="006b2b4d"/>
    </style:style>
    <style:style style:name="P60" style:family="paragraph" style:parent-style-name="Standard" style:list-style-name="Exos">
      <style:text-properties fo:language="fr" fo:country="FR" officeooo:rsid="00674236" officeooo:paragraph-rsid="0080fa3a"/>
    </style:style>
    <style:style style:name="P61" style:family="paragraph" style:parent-style-name="Standard">
      <style:text-properties style:use-window-font-color="true" loext:opacity="0%" style:font-name="Times New Roman1" fo:font-size="10pt" fo:language="fr" fo:country="FR" fo:font-style="normal" officeooo:rsid="0080fa3a" officeooo:paragraph-rsid="0080fa3a" style:font-name-asian="Times New Roman1" style:font-size-asian="12pt" style:font-style-asian="normal" style:font-name-complex="Times New Roman1" style:font-size-complex="12pt" style:language-complex="ar" style:country-complex="SA" style:font-style-complex="normal"/>
    </style:style>
    <style:style style:name="P62" style:family="paragraph" style:parent-style-name="Standard" style:list-style-name="Exos">
      <style:text-properties officeooo:rsid="00799eac" officeooo:paragraph-rsid="00799ea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12c5b" style:font-style-asian="normal" style:font-style-complex="normal"/>
    </style:style>
    <style:style style:name="T3" style:family="text">
      <style:text-properties fo:font-style="normal" officeooo:rsid="0068501a" style:font-style-asian="normal" style:font-style-complex="normal"/>
    </style:style>
    <style:style style:name="T4" style:family="text">
      <style:text-properties fo:font-style="normal" officeooo:rsid="0068e43b" style:font-style-asian="normal" style:font-style-complex="normal"/>
    </style:style>
    <style:style style:name="T5" style:family="text">
      <style:text-properties fo:font-style="normal" officeooo:rsid="00695d11" style:font-style-asian="normal" style:font-style-complex="normal"/>
    </style:style>
    <style:style style:name="T6" style:family="text">
      <style:text-properties fo:font-style="normal" officeooo:rsid="006ce0b2" style:font-style-asian="normal" style:font-style-complex="normal"/>
    </style:style>
    <style:style style:name="T7" style:family="text">
      <style:text-properties fo:font-style="normal" officeooo:rsid="006fcc0a" style:font-style-asian="normal" style:font-style-complex="normal"/>
    </style:style>
    <style:style style:name="T8" style:family="text">
      <style:text-properties fo:font-style="normal" officeooo:rsid="006b2b4d" style:font-style-asian="normal" style:font-style-complex="normal"/>
    </style:style>
    <style:style style:name="T9" style:family="text">
      <style:text-properties fo:font-style="normal" officeooo:rsid="0080fa3a" style:font-style-asian="normal" style:font-style-complex="normal"/>
    </style:style>
    <style:style style:name="T10" style:family="text">
      <style:text-properties fo:font-style="normal" officeooo:rsid="0087c20f" style:font-style-asian="normal" style:font-style-complex="normal"/>
    </style:style>
    <style:style style:name="T11" style:family="text">
      <style:text-properties fo:language="fr" fo:country="FR"/>
    </style:style>
    <style:style style:name="T12" style:family="text">
      <style:text-properties fo:language="fr" fo:country="FR" fo:font-style="normal" style:font-style-asian="normal" style:font-style-complex="normal"/>
    </style:style>
    <style:style style:name="T13" style:family="text">
      <style:text-properties fo:language="fr" fo:country="FR" fo:font-style="normal" officeooo:rsid="00212c5b" style:font-style-asian="normal" style:font-style-complex="normal"/>
    </style:style>
    <style:style style:name="T14" style:family="text">
      <style:text-properties fo:language="fr" fo:country="FR" fo:font-style="normal" officeooo:rsid="006e27fb" style:font-style-asian="normal" style:font-style-complex="normal"/>
    </style:style>
    <style:style style:name="T15" style:family="text">
      <style:text-properties fo:language="fr" fo:country="FR" fo:font-style="normal" officeooo:rsid="006e952c" style:font-style-asian="normal" style:font-style-complex="normal"/>
    </style:style>
    <style:style style:name="T16" style:family="text">
      <style:text-properties fo:language="fr" fo:country="FR" fo:font-style="normal" officeooo:rsid="00735c2a" style:font-style-asian="normal" style:font-style-complex="normal"/>
    </style:style>
    <style:style style:name="T17" style:family="text">
      <style:text-properties fo:language="fr" fo:country="FR" fo:font-style="normal" officeooo:rsid="00783fdd" style:font-style-asian="normal" style:font-style-complex="normal"/>
    </style:style>
    <style:style style:name="T18" style:family="text">
      <style:text-properties fo:language="fr" fo:country="FR" fo:font-style="normal" officeooo:rsid="00787c8b" style:font-style-asian="normal" style:font-style-complex="normal"/>
    </style:style>
    <style:style style:name="T19" style:family="text">
      <style:text-properties fo:language="fr" fo:country="FR" fo:font-style="normal" officeooo:rsid="00797f24" style:font-style-asian="normal" style:font-style-complex="normal"/>
    </style:style>
    <style:style style:name="T20" style:family="text">
      <style:text-properties fo:language="fr" fo:country="FR" fo:font-style="normal" officeooo:rsid="00741816" style:font-style-asian="normal" style:font-style-complex="normal"/>
    </style:style>
    <style:style style:name="T21" style:family="text">
      <style:text-properties fo:language="fr" fo:country="FR" fo:font-style="normal" officeooo:rsid="00799eac" style:font-style-asian="normal" style:font-style-complex="normal"/>
    </style:style>
    <style:style style:name="T22" style:family="text">
      <style:text-properties fo:language="fr" fo:country="FR" fo:font-style="normal" officeooo:rsid="007b52d8" style:font-style-asian="normal" style:font-style-complex="normal"/>
    </style:style>
    <style:style style:name="T23" style:family="text">
      <style:text-properties fo:language="fr" fo:country="FR" fo:font-style="normal" officeooo:rsid="00859d25" style:font-style-asian="normal" style:font-style-complex="normal"/>
    </style:style>
    <style:style style:name="T24" style:family="text">
      <style:text-properties fo:language="fr" fo:country="FR" fo:font-style="normal" officeooo:rsid="007c9e76" style:font-style-asian="normal" style:font-style-complex="normal"/>
    </style:style>
    <style:style style:name="T25" style:family="text">
      <style:text-properties fo:language="fr" fo:country="FR" fo:font-style="normal" officeooo:rsid="0084f3c8" style:font-style-asian="normal" style:font-style-complex="normal"/>
    </style:style>
    <style:style style:name="T26" style:family="text">
      <style:text-properties fo:language="fr" fo:country="FR" fo:font-style="normal" officeooo:rsid="0087c20f" style:font-style-asian="normal" style:font-style-complex="normal"/>
    </style:style>
    <style:style style:name="T27" style:family="text">
      <style:text-properties fo:language="fr" fo:country="FR" officeooo:rsid="00465d1a"/>
    </style:style>
    <style:style style:name="T28" style:family="text">
      <style:text-properties style:text-position="super 58%" fo:language="fr" fo:country="FR" fo:font-style="normal" style:font-style-asian="normal" style:font-style-complex="normal"/>
    </style:style>
    <style:style style:name="T29" style:family="text">
      <style:text-properties style:text-position="super 58%" fo:language="fr" fo:country="FR" fo:font-style="normal" officeooo:rsid="006e27fb" style:font-style-asian="normal" style:font-style-complex="normal"/>
    </style:style>
    <style:style style:name="T30" style:family="text">
      <style:text-properties style:text-position="super 58%" fo:language="fr" fo:country="FR" fo:font-style="normal" officeooo:rsid="0084f3c8" style:font-style-asian="normal" style:font-style-complex="normal"/>
    </style:style>
    <style:style style:name="T31" style:family="text">
      <style:text-properties officeooo:rsid="00695d11"/>
    </style:style>
    <style:style style:name="T32" style:family="text">
      <style:text-properties officeooo:rsid="006c36f3"/>
    </style:style>
    <style:style style:name="T33" style:family="text">
      <style:text-properties officeooo:rsid="006ce0b2"/>
    </style:style>
    <style:style style:name="T34" style:family="text">
      <style:text-properties officeooo:rsid="006e27fb"/>
    </style:style>
    <style:style style:name="T35" style:family="text">
      <style:text-properties officeooo:rsid="007082de"/>
    </style:style>
    <style:style style:name="T36" style:family="text">
      <style:text-properties officeooo:rsid="00741816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741816" style:font-weight-asian="bold" style:font-weight-complex="bold"/>
    </style:style>
    <style:style style:name="T39" style:family="text">
      <style:text-properties officeooo:rsid="0077ae82"/>
    </style:style>
    <style:style style:name="T40" style:family="text">
      <style:text-properties officeooo:rsid="00797f24"/>
    </style:style>
    <style:style style:name="T41" style:family="text">
      <style:text-properties style:text-position="sub 58%"/>
    </style:style>
    <style:style style:name="T42" style:family="text">
      <style:text-properties officeooo:rsid="00735c2a"/>
    </style:style>
    <style:style style:name="T43" style:family="text">
      <style:text-properties officeooo:rsid="00799eac"/>
    </style:style>
    <style:style style:name="T44" style:family="text">
      <style:text-properties officeooo:rsid="007b52d8"/>
    </style:style>
    <style:style style:name="T45" style:family="text">
      <style:text-properties style:font-name="OpenSymbol"/>
    </style:style>
    <style:style style:name="T46" style:family="text">
      <style:text-properties style:font-name="OpenSymbol" officeooo:rsid="007c9e76"/>
    </style:style>
    <style:style style:name="T47" style:family="text">
      <style:text-properties officeooo:rsid="007c9e76"/>
    </style:style>
    <style:style style:name="T48" style:family="text">
      <style:text-properties style:use-window-font-color="true" loext:opacity="0%" style:font-name="Times New Roman1" fo:font-size="10pt" fo:font-style="normal" officeooo:rsid="0080fa3a" style:font-name-asian="Times New Roman1" style:font-size-asian="12pt" style:font-style-asian="normal" style:font-name-complex="Times New Roman1" style:font-size-complex="12pt" style:language-complex="ar" style:country-complex="SA" style:font-style-complex="normal"/>
    </style:style>
    <style:style style:name="T49" style:family="text">
      <style:text-properties fo:text-transform="uppercase" style:use-window-font-color="true" loext:opacity="0%" style:font-name="Arial" fo:font-size="14pt" fo:language="fr" fo:country="FR" fo:font-weight="bold" officeooo:rsid="0083972b" style:font-name-asian="Times New Roman1" style:font-size-asian="20pt" style:font-weight-asian="bold" style:font-name-complex="Arial" style:font-size-complex="12pt" style:language-complex="ar" style:country-complex="SA" style:font-weight-complex="bold"/>
    </style:style>
    <style:style style:name="T50" style:family="text">
      <style:text-properties officeooo:rsid="0084f3c8"/>
    </style:style>
    <style:style style:name="T51" style:family="text">
      <style:text-properties officeooo:rsid="0085f5d0"/>
    </style:style>
    <style:style style:name="T52" style:family="text">
      <style:text-properties officeooo:rsid="0087c20f"/>
    </style:style>
    <style:style style:name="T53" style:family="text">
      <style:text-properties officeooo:rsid="00212c5b"/>
    </style:style>
    <style:style style:name="T54" style:family="text">
      <style:text-properties style:font-name="Times New Roman" officeooo:rsid="0087c20f" style:font-name-asian="Times New Roman1" style:font-name-complex="Times New Roman1"/>
    </style:style>
    <style:style style:name="T55" style:family="text">
      <style:text-properties officeooo:rsid="008891cb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<text:span text:style-name="T27">Écriture binaire d’un entier positif</text:span><text:span text:style-name="T11"><text:tab/></text:span><text:span text:style-name="T49">2</text:span><text:span text:style-name="T11">.1</text:span></text:h>
      <text:p text:style-name="P16"/>
      <text:p text:style-name="P17"><text:span text:style-name="T39">L’objectif est bien sûr de savoir faire t</text:span>ous les exercices ci-dessous « <text:span text:style-name="T33">à la main »</text:span>. <text:span text:style-name="T33">I</text:span>l est <text:span text:style-name="T33">toutefois </text:span>autorisé d’utiliser la calculatrice pour <text:span text:style-name="T34">faire les « petits calculs » </text:span>!</text:p>
      <text:p text:style-name="P17"/>
      <text:section text:style-name="Sect1" text:name="Section1">
        <text:list xml:id="list2342633085" text:style-name="Exos">
          <text:list-item>
            <text:p text:style-name="P22">Compléter le tableau ci-dessous jusqu’à 30 :</text:p>
          </text:list-item>
        </text:list>
        <table:table table:name="Tableau1" table:style-name="Tableau1">
          <table:table-column table:style-name="Tableau1.A" table:number-columns-repeated="2"/>
          <table:table-column table:style-name="Tableau1.C"/>
          <table:table-row>
            <table:table-cell table:style-name="Tableau1.A1" office:value-type="string">
              <text:p text:style-name="P18">Décimal</text:p>
            </table:table-cell>
            <table:table-cell table:style-name="Tableau1.A1" office:value-type="string">
              <text:p text:style-name="P18">Binaire</text:p>
            </table:table-cell>
            <table:table-cell table:style-name="Tableau1.C1" office:value-type="string">
              <text:p text:style-name="P18">Hexadécimal</text:p>
            </table:table-cell>
          </table:table-row>
          <table:table-row>
            <table:table-cell table:style-name="Tableau1.A2" office:value-type="string">
              <text:p text:style-name="P18">0</text:p>
            </table:table-cell>
            <table:table-cell table:style-name="Tableau1.A2" office:value-type="string">
              <text:p text:style-name="P18">0</text:p>
            </table:table-cell>
            <table:table-cell table:style-name="Tableau1.C2" office:value-type="string">
              <text:p text:style-name="P18">0</text:p>
            </table:table-cell>
          </table:table-row>
          <table:table-row>
            <table:table-cell table:style-name="Tableau1.A2" office:value-type="string">
              <text:p text:style-name="P18">1</text:p>
            </table:table-cell>
            <table:table-cell table:style-name="Tableau1.A2" office:value-type="string">
              <text:p text:style-name="P18">1</text:p>
            </table:table-cell>
            <table:table-cell table:style-name="Tableau1.C2" office:value-type="string">
              <text:p text:style-name="P18">1</text:p>
            </table:table-cell>
          </table:table-row>
          <table:table-row>
            <table:table-cell table:style-name="Tableau1.A2" office:value-type="string">
              <text:p text:style-name="P18">2</text:p>
            </table:table-cell>
            <table:table-cell table:style-name="Tableau1.A2" office:value-type="string">
              <text:p text:style-name="P18">10</text:p>
            </table:table-cell>
            <table:table-cell table:style-name="Tableau1.C2" office:value-type="string">
              <text:p text:style-name="P18">2</text:p>
            </table:table-cell>
          </table:table-row>
          <table:table-row>
            <table:table-cell table:style-name="Tableau1.A2" office:value-type="string">
              <text:p text:style-name="P18">...</text:p>
            </table:table-cell>
            <table:table-cell table:style-name="Tableau1.A2" office:value-type="string">
              <text:p text:style-name="P18">...</text:p>
            </table:table-cell>
            <table:table-cell table:style-name="Tableau1.C2" office:value-type="string">
              <text:p text:style-name="P18">...</text:p>
            </table:table-cell>
          </table:table-row>
        </table:table>
        <text:p text:style-name="P9"/>
        <text:list xml:id="list150919914169974" text:continue-numbering="true" text:style-name="Exos">
          <text:list-item>
            <text:p text:style-name="P24">Conversions en binaire :</text:p>
            <text:list>
              <text:list-item>
                <text:p text:style-name="P38"><text:span text:style-name="T12">Écrire toutes les puissances de 2 de 2</text:span><text:span text:style-name="T28">0</text:span><text:span text:style-name="T12"> jusqu’à 2</text:span><text:span text:style-name="T28">1</text:span><text:span text:style-name="T30">2</text:span><text:span text:style-name="T12">.</text:span></text:p>
              </text:list-item>
              <text:list-item>
                <text:p text:style-name="P47">Combien de chiffres faut-il pour écrire <text:span text:style-name="T50">3</text:span>000 en binaire ?</text:p>
              </text:list-item>
            </text:list>
          </text:list-item>
        </text:list>
        <text:p text:style-name="P1"/>
        <text:list xml:id="list150919565385047" text:continue-numbering="true" text:style-name="Exos">
          <text:list-item>
            <text:p text:style-name="P31">C<text:span text:style-name="T32">oder des informations non numériques :</text:span></text:p>
            <text:list>
              <text:list-item>
                <text:p text:style-name="P32">Combien de bits faut-il pour coder les 7 couleurs de l’arc en ciel ?</text:p>
              </text:list-item>
              <text:list-item>
                <text:p text:style-name="P58">Combien de bits faut-il pour coder les lettres de notre alphabet sans compter les lettres accentuées, ni différencier les majuscules et les minuscules ?</text:p>
              </text:list-item>
              <text:list-item>
                <text:p text:style-name="P58">Combien de bits faut-il pour coder les lettres de notre alphabet en différenciant les minuscules, les majuscules ?</text:p>
              </text:list-item>
              <text:list-item>
                <text:p text:style-name="P58">Combien de bits faut-il pour coder les 109 touches de notre clavier ?</text:p>
              </text:list-item>
              <text:list-item>
                <text:p text:style-name="P59">Combien de couleurs peut-on coder avec 8 bits ? et avec 32 bits ?</text:p>
              </text:list-item>
            </text:list>
          </text:list-item>
        </text:list>
        <text:p text:style-name="P3"/>
        <text:list xml:id="list150919544150268" text:continue-numbering="true" text:style-name="Exos">
          <text:list-item>
            <text:p text:style-name="P33"><text:span text:style-name="T1">Pour chacun des </text:span><text:span text:style-name="T5">nombres </text:span><text:span text:style-name="T7">ci-dessous écrits en </text:span><text:span text:style-name="T5">binaire</text:span><text:span text:style-name="T1">, </text:span><text:span text:style-name="T3">l</text:span><text:span text:style-name="T7">es </text:span><text:span text:style-name="T5">écrire</text:span><text:span text:style-name="T1"> </text:span><text:span text:style-name="T3">à</text:span><text:span text:style-name="T1"> l’aide de puissances de </text:span><text:span text:style-name="T3">deux</text:span><text:span text:style-name="T1">, </text:span><text:span text:style-name="T3">puis en déduire </text:span><text:span text:style-name="T7">leur</text:span><text:span text:style-name="T3"> écriture en décimal</text:span><text:span text:style-name="T1"> :</text:span></text:p>
            <text:list>
              <text:list-item>
                <text:p text:style-name="P25">10, 110, 1001</text:p>
              </text:list-item>
              <text:list-item>
                <text:p text:style-name="P25">1100110, 1001100, 1111111</text:p>
              </text:list-item>
            </text:list>
          </text:list-item>
        </text:list>
        <text:p text:style-name="P7"/>
        <text:list xml:id="list150919191791248" text:continue-numbering="true" text:style-name="Exos">
          <text:list-item>
            <text:p text:style-name="P34"><text:span text:style-name="T1">Pour chacun des </text:span><text:span text:style-name="T5">nombres </text:span><text:span text:style-name="T7">ci-dessous écrits en </text:span><text:span text:style-name="T5">binaire</text:span><text:span text:style-name="T1">, </text:span><text:span text:style-name="T3">l</text:span><text:span text:style-name="T7">es </text:span><text:span text:style-name="T5">écrire</text:span><text:span text:style-name="T1"> </text:span><text:span text:style-name="T3">à</text:span><text:span text:style-name="T1"> l’aide de puissances de </text:span><text:span text:style-name="T3">deux</text:span><text:span text:style-name="T1">, </text:span><text:span text:style-name="T3">puis en déduire </text:span><text:span text:style-name="T7">leur</text:span><text:span text:style-name="T3"> écriture en décimal</text:span><text:span text:style-name="T1"> :</text:span></text:p>
            <text:list>
              <text:list-item>
                <text:p text:style-name="P26">1111, 10000, 101010</text:p>
              </text:list-item>
              <text:list-item>
                <text:p text:style-name="P37"><text:span text:style-name="T1">1110011, </text:span><text:span text:style-name="T4">1</text:span><text:span text:style-name="T8">1001010, 10001010</text:span></text:p>
              </text:list-item>
            </text:list>
          </text:list-item>
        </text:list>
        <text:p text:style-name="P10"/>
        <text:list xml:id="list150920150600937" text:continue-numbering="true" text:style-name="Exos">
          <text:list-item>
            <text:p text:style-name="P35"><text:span text:style-name="T48">Transformer</text:span><text:span text:style-name="T1"> chacun des </text:span><text:span text:style-name="T5">nombres </text:span><text:span text:style-name="T7">ci-dessous </text:span><text:span text:style-name="T48">en </text:span><text:span text:style-name="T9">une somme d</text:span><text:span text:style-name="T1">e puissances de </text:span><text:span text:style-name="T3">deux</text:span><text:span text:style-name="T1">, </text:span><text:span text:style-name="T3">puis en déduire </text:span><text:span text:style-name="T7">leur </text:span><text:span text:style-name="T3">écriture en binaire et en hexadécimal</text:span><text:span text:style-name="T1"> :</text:span></text:p>
            <text:list>
              <text:list-item>
                <text:p text:style-name="P35"><text:span text:style-name="T2">7, </text:span><text:span text:style-name="T1">12, 31</text:span></text:p>
              </text:list-item>
              <text:list-item>
                <text:p text:style-name="P35"><text:span text:style-name="T1">32, </text:span><text:span text:style-name="T48">115</text:span><text:span text:style-name="T1">, </text:span><text:span text:style-name="T48">579</text:span></text:p>
              </text:list-item>
            </text:list>
          </text:list-item>
        </text:list>
        <text:p text:style-name="P61"/>
        <text:list xml:id="list150919709370156" text:continue-numbering="true" text:style-name="Exos">
          <text:list-item>
            <text:p text:style-name="P40"><text:span text:style-name="T12">Convertir en binaire les nombres </text:span><text:span text:style-name="T25">ci-dessous</text:span><text:span text:style-name="T12"> </text:span><text:span text:style-name="T18">en écrivant la succession des divisions euclidiennes par </text:span><text:span text:style-name="T12">2 :</text:span></text:p>
            <text:list>
              <text:list-item>
                <text:p text:style-name="P35"><text:span text:style-name="T1">32, </text:span><text:span text:style-name="T48">115</text:span><text:span text:style-name="T1">, </text:span><text:span text:style-name="T48">579</text:span></text:p>
              </text:list-item>
              <text:list-item>
                <text:p text:style-name="P60"><text:span text:style-name="T3">1018, 2024, </text:span><text:span text:style-name="T48">3000</text:span></text:p>
              </text:list-item>
            </text:list>
          </text:list-item>
        </text:list>
        <text:p text:style-name="P4"/>
        <text:list xml:id="list150920030378500" text:continue-numbering="true" text:style-name="Exos">
          <text:list-item>
            <text:p text:style-name="P42"><text:span text:style-name="T12">Conversions d</text:span><text:span text:style-name="T15">irectement </text:span><text:span text:style-name="T12">en hexadécimal :</text:span></text:p>
            <text:list>
              <text:list-item>
                <text:p text:style-name="P39"><text:span text:style-name="T12">Écrire toutes les puissances de </text:span><text:span text:style-name="T14">16</text:span><text:span text:style-name="T12"> de </text:span><text:span text:style-name="T14">16</text:span><text:span text:style-name="T28">0</text:span><text:span text:style-name="T12"> jusqu’à </text:span><text:span text:style-name="T14">16</text:span><text:span text:style-name="T29">4</text:span><text:span text:style-name="T12">.</text:span></text:p>
              </text:list-item>
              <text:list-item>
                <text:p text:style-name="P48">Combien de chiffres <text:span text:style-name="T55">maximum </text:span>faut-il pour écrire en binaire un nombre écrit avec 4 chiffres en hexadécimal ?</text:p>
              </text:list-item>
              <text:list-item>
                <text:p text:style-name="P49">Combien de chiffres <text:span text:style-name="T55">maximum </text:span>faut-il pour écrire en <text:span text:style-name="T55">base dix</text:span> un nombre écrit avec 4 chiffres en hexadécimal ?</text:p>
              </text:list-item>
            </text:list>
          </text:list-item>
        </text:list>
        <text:p text:style-name="P13"/>
        <text:list xml:id="list150919002121786" text:continue-numbering="true" text:style-name="Exos">
          <text:list-item>
            <text:p text:style-name="P23"><text:span text:style-name="T51">Convertir en base 10 chacun</text:span> des <text:span text:style-name="T31">nombres </text:span><text:span text:style-name="T51">hexadécimaux </text:span><text:span text:style-name="T31">ci-dessous</text:span> :</text:p>
            <text:list>
              <text:list-item>
                <text:p text:style-name="P50">A, E, 1E, A<text:span text:style-name="T51">5</text:span></text:p>
              </text:list-item>
              <text:list-item>
                <text:p text:style-name="P50">45, B5, 100, 5BB</text:p>
              </text:list-item>
            </text:list>
          </text:list-item>
        </text:list>
        <text:p text:style-name="P6"/>
        <text:list xml:id="list150920057989509" text:continue-numbering="true" text:style-name="Exos">
          <text:list-item>
            <text:p text:style-name="P36"><text:span text:style-name="T10">Décomposer</text:span><text:span text:style-name="T1"> </text:span><text:span text:style-name="T10">l</text:span><text:span text:style-name="T1">es </text:span><text:span text:style-name="T5">nombres </text:span><text:span text:style-name="T7">ci-dessous </text:span><text:span text:style-name="T3">à</text:span><text:span text:style-name="T1"> l’aide de puissances de </text:span><text:span text:style-name="T6">16</text:span><text:span text:style-name="T1">, </text:span><text:span text:style-name="T10">et</text:span><text:span text:style-name="T3"> en déduire </text:span><text:span text:style-name="T7">leur</text:span><text:span text:style-name="T3"> écriture en hexadécimal</text:span><text:span text:style-name="T1"> :</text:span></text:p>
            <text:list>
              <text:list-item>
                <text:p text:style-name="P27">8, 16, 42</text:p>
              </text:list-item>
              <text:list-item>
                <text:p text:style-name="P27">59, 259, 421</text:p>
              </text:list-item>
            </text:list>
          </text:list-item>
        </text:list>
        <text:p text:style-name="P2"/>
        <text:list xml:id="list150918754753041" text:continue-numbering="true" text:style-name="Exos">
          <text:list-item>
            <text:p text:style-name="P41"><text:span text:style-name="T12">Convertir </text:span><text:span text:style-name="T26">les nombres ci-dessous</text:span><text:span text:style-name="T12"> en </text:span><text:span text:style-name="T17">hexadécimal</text:span><text:span text:style-name="T12"> </text:span><text:span text:style-name="T18">en écrivant la succession des divisions euclidiennes par 16</text:span><text:span text:style-name="T12">.</text:span></text:p>
            <text:list>
              <text:list-item>
                <text:p text:style-name="P28">42, 259, <text:span text:style-name="T52">421</text:span></text:p>
              </text:list-item>
              <text:list-item>
                <text:p text:style-name="P53">856, 1500, 2000</text:p>
              </text:list-item>
            </text:list>
          </text:list-item>
        </text:list>
        <text:p text:style-name="P5"/>
        <text:list xml:id="list150920276933995" text:continue-numbering="true" text:style-name="Exos">
          <text:list-item>
            <text:p text:style-name="P43"><text:span text:style-name="T13">P</text:span><text:span text:style-name="T12">oser et effectuer les additions ci-dessous en binaire :</text:span></text:p>
            <text:list>
              <text:list-item>
                <text:p text:style-name="P51">1011 + 110</text:p>
              </text:list-item>
              <text:list-item>
                <text:p text:style-name="P51">10101+ 1101</text:p>
              </text:list-item>
              <text:list-item>
                <text:p text:style-name="P51">110111 + 111011</text:p>
              </text:list-item>
              <text:list-item>
                <text:p text:style-name="P51">10<text:span text:style-name="T40">000</text:span>101 + 101110</text:p>
              </text:list-item>
            </text:list>
          </text:list-item>
        </text:list>
        <text:p text:style-name="P8"/>
        <text:list xml:id="list150920632356068" text:continue-numbering="true" text:style-name="Exos">
          <text:list-item>
            <text:p text:style-name="P29"><text:span text:style-name="T53">P</text:span><text:span text:style-name="T35">oser et effectuer les </text:span><text:span text:style-name="T52">multiplications</text:span><text:span text:style-name="T35"> ci-dessous en binaire :</text:span></text:p>
            <text:list>
              <text:list-item>
                <text:p text:style-name="P52">1011 <text:span text:style-name="T54">×</text:span> 110</text:p>
              </text:list-item>
              <text:list-item>
                <text:p text:style-name="P52">10101 <text:span text:style-name="T54">×</text:span> 1101</text:p>
              </text:list-item>
              <text:list-item>
                <text:p text:style-name="P52">110111 <text:span text:style-name="T54">×</text:span> 111011</text:p>
              </text:list-item>
            </text:list>
          </text:list-item>
        </text:list>
        <text:p text:style-name="P14"/>
        <text:list xml:id="list150920321407344" text:continue-numbering="true" text:style-name="Exos">
          <text:list-item>
            <text:p text:style-name="Exos">Comment reconnaître qu’un nombre entier est pair ou impair lorsqu’on dispose de son écriture binaire ?</text:p>
          </text:list-item>
        </text:list>
        <text:p text:style-name="Standard"/>
        <text:list xml:id="list150920157229933" text:continue-numbering="true" text:style-name="Exos">
          <text:list-item>
            <text:p text:style-name="P19"><text:span text:style-name="T24">Soient </text:span><text:span text:style-name="T16">A = 1 515 </text:span><text:span text:style-name="T23">et </text:span><text:span text:style-name="T16">B = 8</text:span><text:span text:style-name="T24">00</text:span><text:span text:style-name="T16">. </text:span></text:p>
            <text:list>
              <text:list-item>
                <text:p text:style-name="P44"><text:span text:style-name="T47">En comparant ces deux nombres avec des puissances de 2, déterminer combien de</text:span> bits <text:span text:style-name="T47">sont </text:span>nécessaires pour coder A <text:span text:style-name="T47">et</text:span> B ?</text:p>
              </text:list-item>
              <text:list-item>
                <text:p text:style-name="P19"><text:span text:style-name="T47">En déduire le nombre de bits nécessaires pour coder</text:span> A+B et A<text:span text:style-name="T45">×</text:span>B. <text:span text:style-name="T47">On essayera de répondre à la question sans effectuer les calculs A+B et A</text:span><text:span text:style-name="T46">×</text:span><text:span text:style-name="T47">B !</text:span></text:p>
              </text:list-item>
            </text:list>
          </text:list-item>
        </text:list>
        <text:p text:style-name="P12"/>
        <text:list xml:id="list150918844963590" text:continue-numbering="true" text:style-name="Exos">
          <text:list-item>
            <text:p text:style-name="P30"><text:span text:style-name="T40">Dans la console Python avec</text:span> les fonctions bin() <text:span text:style-name="T40">et </text:span>hex() :</text:p>
            <text:list>
              <text:list-item>
                <text:p text:style-name="P54"><text:span text:style-name="T40">C</text:span>onverti<text:span text:style-name="T40">r 31</text:span> en binaire.</text:p>
              </text:list-item>
              <text:list-item>
                <text:p text:style-name="P55">Convertir 31 en hexadécimal.</text:p>
              </text:list-item>
              <text:list-item>
                <text:p text:style-name="P55">Convertir 111<text:span text:style-name="T41">2</text:span> en décimal.</text:p>
              </text:list-item>
              <text:list-item>
                <text:p text:style-name="P55">Convertir F1A<text:span text:style-name="T41">16</text:span> en décimal.</text:p>
              </text:list-item>
              <text:list-item>
                <text:p text:style-name="P55">Convertir 101101<text:span text:style-name="T41">2</text:span> en hexadécimal<text:span text:style-name="T42">.</text:span></text:p>
              </text:list-item>
            </text:list>
          </text:list-item>
        </text:list>
        <text:p text:style-name="P11"/>
        <text:list xml:id="list150918789857426" text:continue-numbering="true" text:style-name="Exos">
          <text:list-item>
            <text:p text:style-name="P45"><text:span text:style-name="T37">Sans</text:span> utiliser les fonctions Python<text:span text:style-name="T16"> bin(), hex() et int() :</text:span></text:p>
            <text:list>
              <text:list-item>
                <text:p text:style-name="P56">Écrire un <text:span text:style-name="T43">programme</text:span> qui convertit <text:span text:style-name="T44">un nombre de décimal en binaire. On utilisera</text:span> l’algorithme des divisions successives <text:span text:style-name="T44">et</text:span> <text:span text:style-name="T44">le résultat sera une chaîne de caractère du type « 1001101 »</text:span></text:p>
              </text:list-item>
              <text:list-item>
                <text:p text:style-name="P57"><text:span text:style-name="T40">Même chose mais</text:span> en utilisant l’algorithme des <text:span text:style-name="T43">soustraction</text:span>s successives.</text:p>
              </text:list-item>
            </text:list>
          </text:list-item>
        </text:list>
        <text:p text:style-name="P11"/>
        <text:list xml:id="list150920182618609" text:continue-numbering="true" text:style-name="Exos">
          <text:list-item>
            <text:p text:style-name="P20"><text:span text:style-name="T38">Sans</text:span><text:span text:style-name="T36"> utiliser les fonctions Python</text:span><text:span text:style-name="T16"> bin(), hex() et int() :</text:span></text:p>
            <text:list>
              <text:list-item>
                <text:p text:style-name="P21"><text:span text:style-name="T20">Écrire un </text:span><text:span text:style-name="T21">programme</text:span><text:span text:style-name="T20"> qui convertit </text:span><text:span text:style-name="T22">un nombre de binaire en décimal. Il acceptera en entrée </text:span><text:span text:style-name="T20">une chaîne de caractères </text:span><text:span text:style-name="T21">du type </text:span><text:span text:style-name="T19">« 1001101 »</text:span><text:span text:style-name="T20">.</text:span></text:p>
              </text:list-item>
              <text:list-item>
                <text:p text:style-name="P62"><text:span text:style-name="T20">T</text:span><text:span text:style-name="T12">ransformer ce programme en fonction.</text:span></text:p>
              </text:list-item>
            </text:list>
          </text:list-item>
        </text:list>
        <text:p text:style-name="P1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99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loext:num-list-format="Ex %1% - " style:num-prefix="Ex " style:num-suffix=" - " style:num-format="1">
        <style:list-level-properties/>
      </text:list-level-style-number>
      <text:list-level-style-number text:level="2" text:style-name="Numbering_20_Symbols" loext:num-list-format="%2%)" style:num-suffix=")" style:num-format="1">
        <style:list-level-properties text:min-label-width="0.499cm"/>
      </text:list-level-style-number>
      <text:list-level-style-bullet text:level="3" text:style-name="Bullet_20_Symbols" loext:num-list-format="%3%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ontanet</meta:initial-creator>
    <meta:creation-date>2006-04-06T23:12:00</meta:creation-date>
    <dc:date>2024-09-11T15:09:18.232056090</dc:date>
    <meta:print-date>2014-01-24T22:58:46.177000000</meta:print-date>
    <dc:language>fr-FR</dc:language>
    <meta:editing-cycles>167</meta:editing-cycles>
    <meta:editing-duration>PT15H44M4S</meta:editing-duration>
    <meta:document-statistic meta:table-count="1" meta:image-count="0" meta:object-count="0" meta:page-count="1" meta:paragraph-count="77" meta:word-count="725" meta:character-count="3816" meta:non-whitespace-character-count="3209"/>
    <meta:user-defined meta:name="Info 1"/>
    <meta:user-defined meta:name="Info 2"/>
    <meta:user-defined meta:name="Info 3"/>
    <meta:user-defined meta:name="Info 4"/>
  </office:meta>
</office:document-meta>
</file>